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81cm" draw:marker-end="Arrow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.096cm" svg:height="3.556cm" svg:x="2.524cm" svg:y="1.762cm">
          <text:p text:style-name="P1"><text:span text:style-name="T1">Ada Main</text:span></text:p>
        </draw:rect>
        <draw:rect draw:style-name="gr1" draw:text-style-name="P2" draw:layer="layout" svg:width="6.096cm" svg:height="3.556cm" svg:x="14.208cm" svg:y="13.573cm">
          <text:p text:style-name="P1"><text:span text:style-name="T1">C</text:span></text:p>
          <text:p text:style-name="P1"><text:span text:style-name="T1">Low Level</text:span></text:p>
        </draw:rect>
        <draw:rect draw:style-name="gr1" draw:text-style-name="P2" draw:layer="layout" svg:width="6.096cm" svg:height="3.556cm" svg:x="2.524cm" svg:y="13.573cm">
          <text:p text:style-name="P1"><text:span text:style-name="T1">C Main</text:span></text:p>
        </draw:rect>
        <draw:rect draw:style-name="gr1" draw:text-style-name="P2" draw:layer="layout" svg:width="6.096cm" svg:height="3.556cm" svg:x="8.554cm" svg:y="22.224cm">
          <text:p text:style-name="P1"><text:span text:style-name="T1">MSP 430</text:span></text:p>
          <text:p text:style-name="P1"><text:span text:style-name="T1">Object</text:span></text:p>
        </draw:rect>
        <draw:custom-shape draw:style-name="gr2" draw:text-style-name="P2" draw:layer="layout" svg:width="5.969cm" svg:height="2.159cm" svg:x="2.651cm" svg:y="6.55cm">
          <text:p text:style-name="P1"><text:span text:style-name="T1">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969cm" svg:height="2.159cm" svg:x="2.651cm" svg:y="10.017cm">
          <text:p text:style-name="P1"><text:span text:style-name="T1">AdaMa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858cm" svg:height="2.159cm" svg:x="7.985cm" svg:y="18.653cm">
          <text:p text:style-name="P1"><text:span text:style-name="T1">Cross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72cm" svg:y1="5.318cm" svg:x2="5.572cm" svg:y2="6.588cm">
          <text:p/>
        </draw:line>
        <draw:line draw:style-name="gr3" draw:text-style-name="P1" draw:layer="layout" svg:x1="5.572cm" svg:y1="8.747cm" svg:x2="5.572cm" svg:y2="10.017cm">
          <text:p/>
        </draw:line>
        <draw:line draw:style-name="gr3" draw:text-style-name="P1" draw:layer="layout" svg:x1="5.572cm" svg:y1="12.176cm" svg:x2="5.572cm" svg:y2="13.446cm">
          <text:p/>
        </draw:line>
        <draw:line draw:style-name="gr3" draw:text-style-name="P1" draw:layer="layout" svg:x1="11.414cm" svg:y1="20.812cm" svg:x2="11.414cm" svg:y2="22.209cm">
          <text:p/>
        </draw:line>
        <draw:line draw:style-name="gr4" draw:text-style-name="P1" draw:layer="layout" svg:x1="5.572cm" svg:y1="17.129cm" svg:x2="5.572cm" svg:y2="19.669cm">
          <text:p/>
        </draw:line>
        <draw:line draw:style-name="gr4" draw:text-style-name="P1" draw:layer="layout" svg:x1="17.256cm" svg:y1="17.129cm" svg:x2="17.256cm" svg:y2="19.796cm">
          <text:p/>
        </draw:line>
        <draw:line draw:style-name="gr3" draw:text-style-name="P1" draw:layer="layout" svg:x1="5.572cm" svg:y1="19.669cm" svg:x2="7.985cm" svg:y2="19.669cm">
          <text:p/>
        </draw:line>
        <draw:line draw:style-name="gr3" draw:text-style-name="P1" draw:layer="layout" svg:x1="17.256cm" svg:y1="19.796cm" svg:x2="14.843cm" svg:y2="19.7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Chapin</meta:initial-creator>
    <meta:creation-date>2009-08-23T10:37:12.96</meta:creation-date>
    <dc:date>2009-08-30T07:30:02.17</dc:date>
    <dc:creator>Peter Chapin</dc:creator>
    <meta:editing-duration>PT00H30M06S</meta:editing-duration>
    <meta:editing-cycles>4</meta:editing-cycles>
    <meta:generator>OpenOffice.org/3.1$Win32 OpenOffice.org_project/310m11$Build-9399</meta:generator>
    <meta:document-statistic meta:object-count="15"/>
  </office:meta>
</office:document-meta>
</file>